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bold" officeooo:rsid="001388d8" officeooo:paragraph-rsid="001388d8" style:font-weight-asian="bold" style:font-weight-complex="bold"/>
    </style:style>
    <style:style style:name="P8" style:family="paragraph" style:parent-style-name="Standard">
      <style:text-properties officeooo:rsid="001388d8" officeooo:paragraph-rsid="001388d8"/>
    </style:style>
    <style:style style:name="P9" style:family="paragraph" style:parent-style-name="Standard">
      <style:text-properties officeooo:rsid="001388d8" officeooo:paragraph-rsid="00156edf"/>
    </style:style>
    <style:style style:name="P10" style:family="paragraph" style:parent-style-name="Standard">
      <style:text-properties officeooo:rsid="00156edf" officeooo:paragraph-rsid="00156edf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4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16" style:family="paragraph" style:parent-style-name="Heading_20_1">
      <style:paragraph-properties fo:break-before="page"/>
      <style:text-properties officeooo:rsid="000fc6a8" officeooo:paragraph-rsid="000fc6a8"/>
    </style:style>
    <style:style style:name="P17" style:family="paragraph" style:parent-style-name="Heading_20_1">
      <style:paragraph-properties fo:break-before="page"/>
      <style:text-properties officeooo:rsid="001388d8" officeooo:paragraph-rsid="001388d8"/>
    </style:style>
    <style:style style:name="P18" style:family="paragraph" style:parent-style-name="Heading_20_1">
      <style:text-properties officeooo:rsid="001134a5" officeooo:paragraph-rsid="001134a5"/>
    </style:style>
    <style:style style:name="P19" style:family="paragraph" style:parent-style-name="Heading_20_1">
      <style:text-properties officeooo:rsid="001388d8" officeooo:paragraph-rsid="001388d8"/>
    </style:style>
    <style:style style:name="P20" style:family="paragraph" style:parent-style-name="Heading_20_1">
      <style:text-properties officeooo:rsid="00156edf" officeooo:paragraph-rsid="00156edf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2" style:family="paragraph" style:parent-style-name="Preformatted_20_Text">
      <style:text-properties fo:color="#000000" style:font-name="DejaVu Sans Mono" fo:font-weight="normal" officeooo:rsid="001388d8" officeooo:paragraph-rsid="001388d8" style:font-weight-asian="normal" style:font-weight-complex="normal"/>
    </style:style>
    <style:style style:name="P23" style:family="paragraph" style:parent-style-name="Preformatted_20_Text">
      <style:text-properties fo:color="#000000" style:font-name="DejaVu Sans Mono" fo:font-weight="bold" officeooo:rsid="001388d8" officeooo:paragraph-rsid="001388d8" style:font-weight-asian="bold" style:font-weight-complex="bold"/>
    </style:style>
    <style:style style:name="P24" style:family="paragraph" style:parent-style-name="Preformatted_20_Text">
      <style:text-properties fo:color="#000000" style:font-name="DejaVu Sans Mono" officeooo:paragraph-rsid="001388d8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6" style:family="paragraph" style:parent-style-name="Preformatted_20_Text">
      <style:text-properties fo:color="#008000" style:font-name="DejaVu Sans Mono" fo:font-weight="bold" officeooo:paragraph-rsid="001388d8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56edf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Serif1" fo:font-size="14pt" fo:font-weight="bold" officeooo:rsid="001388d8" officeooo:paragraph-rsid="00156edf" style:font-size-asian="14pt" style:font-weight-asian="bold" style:font-size-complex="14pt" style:font-weight-complex="bold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">
      <style:text-properties fo:font-weight="bold" officeooo:rsid="001d9c77" officeooo:paragraph-rsid="001d9c77" style:font-weight-asian="bold" style:font-weight-complex="bold"/>
    </style:style>
    <style:style style:name="P32" style:family="paragraph" style:parent-style-name="Standard" style:list-style-name="L3">
      <style:text-properties fo:font-weight="bold" officeooo:rsid="001d9c77" officeooo:paragraph-rsid="001d9c77" style:font-weight-asian="bold" style:font-weight-complex="bold"/>
    </style:style>
    <style:style style:name="P33" style:family="paragraph" style:parent-style-name="Standard" style:list-style-name="L3">
      <style:text-properties fo:font-weight="bold" officeooo:rsid="001f108a" officeooo:paragraph-rsid="001f108a" style:font-weight-asian="bold" style:font-weight-complex="bold"/>
    </style:style>
    <style:style style:name="P34" style:family="paragraph" style:parent-style-name="Standard">
      <style:text-properties fo:font-weight="bold" officeooo:rsid="001388d8" officeooo:paragraph-rsid="001f9422" style:font-weight-asian="bold" style:font-weight-complex="bold"/>
    </style:style>
    <style:style style:name="P35" style:family="paragraph" style:parent-style-name="Standard" style:list-style-name="L2">
      <style:text-properties fo:font-weight="normal" officeooo:rsid="001f108a" officeooo:paragraph-rsid="001f108a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language="ru" fo:country="RU" officeooo:rsid="001c889f" officeooo:paragraph-rsid="001c889f" fo:background-color="transparent" style:language-asian="ru" style:country-asian="RU" style:language-complex="ar" style:country-complex="SA"/>
    </style:style>
    <style:style style:name="P37" style:family="paragraph" style:parent-style-name="Standard">
      <style:text-properties officeooo:rsid="001d9c77" officeooo:paragraph-rsid="001d9c77"/>
    </style:style>
    <style:style style:name="P38" style:family="paragraph" style:parent-style-name="Standard">
      <style:text-properties officeooo:rsid="001388d8" officeooo:paragraph-rsid="001388d8"/>
    </style:style>
    <style:style style:name="P39" style:family="paragraph" style:parent-style-name="Heading_20_1">
      <style:text-properties officeooo:rsid="0011be00" officeooo:paragraph-rsid="0011be00"/>
    </style:style>
    <style:style style:name="P40" style:family="paragraph" style:parent-style-name="Preformatted_20_Text">
      <style:text-properties fo:color="#000000" style:font-name="DejaVu Sans Mono" fo:font-weight="normal" officeooo:rsid="001388d8" officeooo:paragraph-rsid="001f9422" style:font-weight-asian="normal" style:font-weight-complex="normal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f9422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f9422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weight="normal" officeooo:rsid="001388d8" officeooo:paragraph-rsid="001f9422" style:font-weight-asian="normal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fo:font-weight="bold" officeooo:rsid="001c889f" fo:background-color="transparent" loext:char-shading-value="0" style:font-size-asian="14pt" style:font-weight-asian="bold" style:font-name-complex="Times New Roman1" style:font-size-complex="14pt"/>
    </style:style>
    <style:style style:name="T6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officeooo:rsid="000c6a12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f108a" style:font-weight-asian="normal" style:font-weight-complex="normal"/>
    </style:style>
    <style:style style:name="T12" style:family="text">
      <style:text-properties fo:color="#808000"/>
    </style:style>
    <style:style style:name="T13" style:family="text">
      <style:text-properties fo:color="#808000" fo:font-weight="normal" style:font-weight-asian="normal" style:font-weight-complex="normal"/>
    </style:style>
    <style:style style:name="T14" style:family="text">
      <style:text-properties fo:color="#808000" style:font-name="DejaVu Sans Mono"/>
    </style:style>
    <style:style style:name="T15" style:family="text">
      <style:text-properties fo:color="#808000" fo:font-weight="bold"/>
    </style:style>
    <style:style style:name="T16" style:family="text">
      <style:text-properties fo:color="#008000" fo:font-weight="bold"/>
    </style:style>
    <style:style style:name="T17" style:family="text">
      <style:text-properties fo:color="#008000" style:font-name="DejaVu Sans Mono"/>
    </style:style>
    <style:style style:name="T18" style:family="text">
      <style:text-properties fo:color="#008000" style:font-name="DejaVu Sans Mono" fo:font-weight="bold"/>
    </style:style>
    <style:style style:name="T19" style:family="text">
      <style:text-properties fo:color="#000080" fo:font-weight="bold"/>
    </style:style>
    <style:style style:name="T20" style:family="text">
      <style:text-properties fo:color="#000080" style:font-name="DejaVu Sans Mono" fo:font-weight="bold"/>
    </style:style>
    <style:style style:name="T21" style:family="text">
      <style:text-properties fo:color="#008080"/>
    </style:style>
    <style:style style:name="T22" style:family="text">
      <style:text-properties fo:color="#008080" style:font-name="DejaVu Sans Mono"/>
    </style:style>
    <style:style style:name="T23" style:family="text">
      <style:text-properties fo:color="#371f80"/>
    </style:style>
    <style:style style:name="T24" style:family="text">
      <style:text-properties fo:color="#371f80" style:font-name="DejaVu Sans Mono"/>
    </style:style>
    <style:style style:name="T25" style:family="text">
      <style:text-properties style:font-name="DejaVu Sans Mono"/>
    </style:style>
    <style:style style:name="T26" style:family="text">
      <style:text-properties fo:color="#660e7a" style:font-name="DejaVu Sans Mono"/>
    </style:style>
    <style:style style:name="T27" style:family="text">
      <style:text-properties fo:color="#0000ff"/>
    </style:style>
    <style:style style:name="T28" style:family="text">
      <style:text-properties fo:color="#0000ff" style:font-name="DejaVu Sans Mono"/>
    </style:style>
    <style:style style:name="T29" style:family="text">
      <style:text-properties fo:color="#1f542e"/>
    </style:style>
    <style:style style:name="T30" style:family="text">
      <style:text-properties fo:color="#1f542e" style:font-name="DejaVu Sans Mono" fo:font-weight="bold"/>
    </style:style>
    <style:style style:name="T31" style:family="text">
      <style:text-properties fo:color="#1f542e" fo:font-weight="bold"/>
    </style:style>
    <style:style style:name="T32" style:family="text">
      <style:text-properties fo:color="#808080"/>
    </style:style>
    <style:style style:name="T33" style:family="text">
      <style:text-properties fo:color="#808080" fo:font-style="italic"/>
    </style:style>
    <style:style style:name="T34" style:family="text">
      <style:text-properties fo:color="#808080" style:font-name="DejaVu Sans Mono" fo:font-style="italic"/>
    </style:style>
    <style:style style:name="T35" style:family="text">
      <style:text-properties officeooo:rsid="00172cf1"/>
    </style:style>
    <style:style style:name="T36" style:family="text">
      <style:text-properties officeooo:rsid="001a0d4b"/>
    </style:style>
    <style:style style:name="T37" style:family="text">
      <style:text-properties officeooo:rsid="001d9c77"/>
    </style:style>
    <style:style style:name="T38" style:family="text">
      <style:text-properties officeooo:rsid="001f108a"/>
    </style:style>
    <style:style style:name="T39" style:family="text">
      <style:text-properties officeooo:rsid="001f94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осковский Авиационный Институт</text:p>
      <text:p text:style-name="P5">(Национальный Исследовательский Университет)</text:p>
      <text:p text:style-name="P5">Факультет информационных технологий и прикладной математики</text:p>
      <text:p text:style-name="P5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5">1</text:span><text:span text:style-name="T1"> по курсу</text:span><text:span text:style-name="T4"> </text:span></text:p>
      <text:p text:style-name="P6">«Операционные системы»</text:p>
      <text:p text:style-name="P4"/>
      <text:p text:style-name="P36"><text:span text:style-name="T3">Диагностика программного обеспечения</text:span></text:p>
      <text:p text:style-name="P2"/>
      <text:p text:style-name="P3"/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3"><text:span text:style-name="T6">Студент: </text:span><text:span text:style-name="T9">Семенов Илья Михайлович</text:span></text:p>
      <text:p text:style-name="P15"><text:span text:style-name="T6">Группа: М80 – 20</text:span><text:span text:style-name="T7">6</text:span><text:span text:style-name="T6">Б-18</text:span></text:p>
      <text:p text:style-name="P15"><text:span text:style-name="T6">Вариант: </text:span><text:span text:style-name="T7">1</text:span></text:p>
      <text:p text:style-name="P11">Преподаватель: Соколов Андрей <text:s/>Алексеевич</text:p>
      <text:p text:style-name="P11">Оценка: ___________</text:p>
      <text:p text:style-name="P11">Дата: ___________</text:p>
      <text:p text:style-name="P13"><text:span text:style-name="T8">Подпись</text:span><text:span text:style-name="T6">: ___________</text:span></text:p>
      <text:p text:style-name="P12"/>
      <text:p text:style-name="P12"/>
      <text:p text:style-name="P12">Москва, 2019</text:p>
      <text:h text:style-name="P16" text:outline-level="1">Постановка задачи</text:h>
      <text:p text:style-name="P37"><text:span text:style-name="T10">Цель работы — приобретение практических навыков диагностики работы программного обеспечения.</text:span></text:p>
      <text:h text:style-name="P18" text:outline-level="1"><text:span text:style-name="T37">Strace</text:span></text:h>
      <text:p text:style-name="P31">Strace <text:span text:style-name="T10">показывает все системные вызовы программы, которые она отправляет к системе во время выполнения, а также их параметры и результат выполнения. При необходимости можно подключиться к уже запущенному процессу. </text:span></text:p>
      <text:p text:style-name="P31"><text:span text:style-name="T10">Strace имеет следующие</text:span><text:span text:style-name="T11">(и не только)</text:span><text:span text:style-name="T10"> ключи</text:span></text:p>
      <text:list xml:id="list1000173049" text:style-name="L3">
        <text:list-item>
          <text:p text:style-name="P32">-i<text:span text:style-name="T10"> — выводить указатель на инструкцию во время выполнения системного вызова</text:span></text:p>
        </text:list-item>
        <text:list-item>
          <text:p text:style-name="P32">-o<text:span text:style-name="T10"> — выводить всю информацию о системных вызовах не в стандартный поток ошибок, а в файл</text:span></text:p>
        </text:list-item>
        <text:list-item>
          <text:p text:style-name="P32">-r<text:span text:style-name="T10"> — выводить временную метку для каждого системного вызова</text:span></text:p>
        </text:list-item>
        <text:list-item>
          <text:p text:style-name="P32">-<text:span text:style-name="T38">T</text:span><text:span text:style-name="T11"> — выводить длительность выполнения каждого системного вызова</text:span></text:p>
        </text:list-item>
        <text:list-item>
          <text:p text:style-name="P32"><text:span text:style-name="T38">-b</text:span><text:span text:style-name="T11"> — если указанный системный вызов обнаружен, трассировка прекращается</text:span></text:p>
        </text:list-item>
        <text:list-item>
          <text:p text:style-name="P32"><text:span text:style-name="T38">-l</text:span><text:span text:style-name="T11"> — позволяет блокировать реакцию нажатия Ctrl+C и Ctrl+Z</text:span></text:p>
        </text:list-item>
        <text:list-item>
          <text:p text:style-name="P33">-f<text:span text:style-name="T10"> — отслеживать дочерние процессы и создаваемые потоки</text:span></text:p>
        </text:list-item>
      </text:list>
      <text:h text:style-name="P39" text:outline-level="1">Общий метод и <text:s/>алгоритм решения</text:h>
      <text:list xml:id="list512140110" text:style-name="L2">
        <text:list-header>
          <text:p text:style-name="P35">Протестируем для примера лабораторную работу 4.</text:p>
        </text:list-header>
      </text:list>
      <text:h text:style-name="P19" text:outline-level="1">Код программы</text:h>
      <text:p text:style-name="P34">main.c: </text:p>
      <text:p text:style-name="P40"><text:span text:style-name="T15">#include </text:span><text:span text:style-name="T16">&lt;stdlib.h&gt;</text:span></text:p>
      <text:p text:style-name="P41"><text:span text:style-name="T12">#include </text:span><text:span text:style-name="T16">&lt;string.h&gt;</text:span></text:p>
      <text:p text:style-name="P41"><text:span text:style-name="T12">#include </text:span><text:span text:style-name="T16">&lt;stdio.h&gt;</text:span></text:p>
      <text:p text:style-name="P41"><text:span text:style-name="T12">#include </text:span><text:span text:style-name="T16">&lt;sys/mman.h&gt;</text:span></text:p>
      <text:p text:style-name="P41"><text:span text:style-name="T12">#include </text:span><text:span text:style-name="T16">&lt;unistd.h&gt;</text:span></text:p>
      <text:p text:style-name="P41"><text:span text:style-name="T12">#include </text:span><text:span text:style-name="T16">&lt;fcntl.h&gt;</text:span></text:p>
      <text:p text:style-name="P41"><text:span text:style-name="T12">#include </text:span><text:span text:style-name="T16">&lt;semaphore.h&gt;</text:span></text:p>
      <text:p text:style-name="P41"><text:span text:style-name="T12">#include </text:span><text:span text:style-name="T16">&lt;wait.h&gt;</text:span></text:p>
      <text:p text:style-name="P41"><text:span text:style-name="T12">#include </text:span><text:span text:style-name="T16">&lt;sys/stat.h&gt;</text:span></text:p>
      <text:p text:style-name="P41"><text:span text:style-name="T12">#include </text:span><text:span text:style-name="T16">&lt;stdbool.h&gt;</text:span></text:p>
      <text:p text:style-name="P41"><text:span text:style-name="T12">#define </text:span><text:span text:style-name="T31">BUFFER_SIZE </text:span><text:span text:style-name="T27">100</text:span></text:p>
      <text:p text:style-name="P41"><text:span text:style-name="T19">int </text:span>parse_string(<text:span text:style-name="T19">char </text:span>buf[], <text:span text:style-name="T19">int </text:span>size, <text:span text:style-name="T31">bool</text:span>* prev) {</text:p>
      <text:p text:style-name="P42"><text:s text:c="4"/><text:span text:style-name="T20">int </text:span><text:span text:style-name="T25">temp_size = </text:span><text:span text:style-name="T28">0</text:span><text:span text:style-name="T25">;</text:span></text:p>
      <text:p text:style-name="P42"><text:s text:c="4"/><text:span text:style-name="T20">char </text:span><text:span text:style-name="T25">copy[size];</text:span></text:p>
      <text:p text:style-name="P42"><text:s text:c="4"/><text:span text:style-name="T30">bool </text:span><text:span text:style-name="T25">space = *prev;</text:span></text:p>
      <text:p text:style-name="P42"><text:soft-page-break/><text:s text:c="4"/><text:span text:style-name="T20">for </text:span><text:span text:style-name="T25">(</text:span><text:span text:style-name="T20">int </text:span><text:span text:style-name="T25">i = </text:span><text:span text:style-name="T28">0</text:span><text:span text:style-name="T25">; i &lt; size; ++i) {</text:span></text:p>
      <text:p text:style-name="P42"><text:s text:c="8"/><text:span text:style-name="T20">if </text:span><text:span text:style-name="T25">(buf[i] != </text:span><text:span text:style-name="T18">' ' </text:span><text:span text:style-name="T25">|| !space) {</text:span></text:p>
      <text:p text:style-name="P42"><text:s text:c="12"/><text:span text:style-name="T20">if </text:span><text:span text:style-name="T25">(buf[i] == </text:span><text:span text:style-name="T18">' '</text:span><text:span text:style-name="T25">) {</text:span></text:p>
      <text:p text:style-name="P42"><text:s text:c="16"/><text:span text:style-name="T25">space = </text:span><text:span text:style-name="T30">true</text:span><text:span text:style-name="T25">;</text:span></text:p>
      <text:p text:style-name="P42"><text:s text:c="12"/><text:span text:style-name="T25">} </text:span><text:span text:style-name="T20">else </text:span><text:span text:style-name="T25">{</text:span></text:p>
      <text:p text:style-name="P42"><text:s text:c="16"/><text:span text:style-name="T25">space = </text:span><text:span text:style-name="T30">false</text:span><text:span text:style-name="T25">;</text:span></text:p>
      <text:p text:style-name="P42"><text:s text:c="12"/><text:span text:style-name="T25">}</text:span></text:p>
      <text:p text:style-name="P42"><text:s text:c="12"/><text:span text:style-name="T25">copy[temp_size] = buf[i];</text:span></text:p>
      <text:p text:style-name="P42"><text:s text:c="12"/><text:span text:style-name="T25">temp_size++;</text:span></text:p>
      <text:p text:style-name="P42"><text:s text:c="8"/><text:span text:style-name="T25">}</text:span></text:p>
      <text:p text:style-name="P42"><text:s text:c="4"/><text:span text:style-name="T25">}</text:span></text:p>
      <text:p text:style-name="P42"><text:s text:c="4"/><text:span text:style-name="T20">for </text:span><text:span text:style-name="T25">(</text:span><text:span text:style-name="T20">int </text:span><text:span text:style-name="T25">i = </text:span><text:span text:style-name="T28">0</text:span><text:span text:style-name="T25">; i &lt; temp_size; ++i) {</text:span></text:p>
      <text:p text:style-name="P42"><text:s text:c="8"/><text:span text:style-name="T25">buf[i] = copy[i];</text:span></text:p>
      <text:p text:style-name="P42"><text:s text:c="4"/><text:span text:style-name="T25">}</text:span></text:p>
      <text:p text:style-name="P42"><text:s text:c="4"/><text:span text:style-name="T25">*prev = space;</text:span></text:p>
      <text:p text:style-name="P42"><text:s text:c="4"/><text:span text:style-name="T20">return </text:span><text:span text:style-name="T25">temp_size;</text:span></text:p>
      <text:p text:style-name="P41">}</text:p>
      <text:p text:style-name="P41"><text:span text:style-name="T19">void </text:span>throw_error(<text:span text:style-name="T19">const char</text:span>* error) {</text:p>
      <text:p text:style-name="P42"><text:s text:c="4"/><text:span text:style-name="T25">printf(</text:span><text:span text:style-name="T18">"</text:span><text:span text:style-name="T20">%s\n</text:span><text:span text:style-name="T18">"</text:span><text:span text:style-name="T25">, error);</text:span></text:p>
      <text:p text:style-name="P42"><text:s text:c="4"/><text:span text:style-name="T25">exit(</text:span><text:span text:style-name="T28">1</text:span><text:span text:style-name="T25">);</text:span></text:p>
      <text:p text:style-name="P41">}</text:p>
      <text:p text:style-name="P41"><text:span text:style-name="T19">int </text:span>main(<text:span text:style-name="T19">int </text:span>argc, <text:span text:style-name="T19">char</text:span>** argv) {</text:p>
      <text:p text:style-name="P42"><text:s text:c="4"/><text:span text:style-name="T20">if </text:span><text:span text:style-name="T25">(argc &lt; </text:span><text:span text:style-name="T28">2</text:span><text:span text:style-name="T25">) {</text:span></text:p>
      <text:p text:style-name="P42"><text:s text:c="8"/><text:span text:style-name="T25">throw_error(</text:span><text:span text:style-name="T18">"No file"</text:span><text:span text:style-name="T25">);</text:span></text:p>
      <text:p text:style-name="P42"><text:s text:c="4"/><text:span text:style-name="T25">}</text:span></text:p>
      <text:p text:style-name="P42"><text:s text:c="4"/><text:span text:style-name="T20">if </text:span><text:span text:style-name="T25">(strlen(argv[</text:span><text:span text:style-name="T28">1</text:span><text:span text:style-name="T25">]) &gt; </text:span><text:span text:style-name="T28">100</text:span><text:span text:style-name="T25">) {</text:span></text:p>
      <text:p text:style-name="P42"><text:s text:c="8"/><text:span text:style-name="T25">throw_error(</text:span><text:span text:style-name="T18">"Filename is too long"</text:span><text:span text:style-name="T25">);</text:span></text:p>
      <text:p text:style-name="P42"><text:s text:c="4"/><text:span text:style-name="T25">}</text:span></text:p>
      <text:p text:style-name="P42"><text:s text:c="4"/><text:span text:style-name="T34">//создание временного файла для маппинга</text:span></text:p>
      <text:p text:style-name="P42"><text:span text:style-name="T32"><text:s text:c="4"/></text:span><text:span text:style-name="T20">char</text:span><text:span text:style-name="T25">* tmp_name = strdup(</text:span><text:span text:style-name="T18">"/tmp/tmp_file.XXXXXX"</text:span><text:span text:style-name="T25">);</text:span></text:p>
      <text:p text:style-name="P42"><text:s text:c="4"/><text:span text:style-name="T20">int </text:span><text:span text:style-name="T25">tmp_fd = mkstemp(tmp_name);</text:span></text:p>
      <text:p text:style-name="P42"><text:s text:c="4"/><text:span text:style-name="T20">if </text:span><text:span text:style-name="T25">(tmp_fd == -</text:span><text:span text:style-name="T28">1</text:span><text:span text:style-name="T25">) {</text:span></text:p>
      <text:p text:style-name="P42"><text:s text:c="8"/><text:span text:style-name="T25">throw_error(</text:span><text:span text:style-name="T18">"Cannot create temp file to map"</text:span><text:span text:style-name="T25">);</text:span></text:p>
      <text:p text:style-name="P42"><text:s text:c="4"/><text:span text:style-name="T25">}</text:span></text:p>
      <text:p text:style-name="P42"><text:s text:c="4"/><text:span text:style-name="T25">free(tmp_name);</text:span></text:p>
      <text:p text:style-name="P42"><text:s text:c="4"/><text:span text:style-name="T20">int </text:span><text:span text:style-name="T25">file_size = </text:span><text:span text:style-name="T30">BUFFER_SIZE </text:span><text:span text:style-name="T25">+ </text:span><text:span text:style-name="T28">1</text:span><text:span text:style-name="T25">;</text:span></text:p>
      <text:p text:style-name="P42"><text:s text:c="4"/><text:span text:style-name="T20">char </text:span><text:span text:style-name="T25">file_filler[file_size];</text:span></text:p>
      <text:p text:style-name="P42"><text:s text:c="4"/><text:span text:style-name="T20">for </text:span><text:span text:style-name="T25">(</text:span><text:span text:style-name="T20">int </text:span><text:span text:style-name="T25">i = </text:span><text:span text:style-name="T28">0</text:span><text:span text:style-name="T25">; i &lt; file_size; ++i) {</text:span></text:p>
      <text:p text:style-name="P42"><text:s text:c="8"/><text:span text:style-name="T25">file_filler[i] = </text:span><text:span text:style-name="T18">'</text:span><text:span text:style-name="T20">\0</text:span><text:span text:style-name="T18">'</text:span><text:span text:style-name="T25">;</text:span></text:p>
      <text:p text:style-name="P42"><text:s text:c="4"/><text:span text:style-name="T25">}</text:span></text:p>
      <text:p text:style-name="P42"><text:s text:c="4"/><text:span text:style-name="T25">write(tmp_fd, file_filler, file_size);</text:span></text:p>
      <text:p text:style-name="P42"><text:s text:c="4"/><text:span text:style-name="T34">//маппинг файла</text:span></text:p>
      <text:p text:style-name="P42"><text:span text:style-name="T32"><text:s text:c="4"/></text:span><text:span text:style-name="T20">unsigned char</text:span><text:span text:style-name="T25">* map = (</text:span><text:span text:style-name="T20">unsigned char</text:span><text:span text:style-name="T25">*)mmap(</text:span><text:span text:style-name="T30">NULL</text:span><text:span text:style-name="T25">, file_size, </text:span><text:span text:style-name="T30">PROT_WRITE </text:span><text:span text:style-name="T25">| </text:span><text:span text:style-name="T30">PROT_READ</text:span><text:span text:style-name="T25">, </text:span><text:span text:style-name="T30">MAP_SHARED</text:span><text:span text:style-name="T25">, tmp_fd, </text:span><text:span text:style-name="T28">0</text:span><text:span text:style-name="T25">);</text:span></text:p>
      <text:p text:style-name="P42"><text:s text:c="4"/><text:span text:style-name="T20">if </text:span><text:span text:style-name="T25">(map == </text:span><text:span text:style-name="T30">NULL</text:span><text:span text:style-name="T25">) {</text:span></text:p>
      <text:p text:style-name="P42"><text:s text:c="8"/><text:span text:style-name="T25">throw_error(</text:span><text:span text:style-name="T18">"Cant map file"</text:span><text:span text:style-name="T25">);</text:span></text:p>
      <text:p text:style-name="P42"><text:s text:c="4"/><text:span text:style-name="T25">}</text:span></text:p>
      <text:p text:style-name="P42"><text:s text:c="4"/><text:span text:style-name="T34">//создание семафоров для синхронизации работы</text:span></text:p>
      <text:p text:style-name="P42"><text:span text:style-name="T32"><text:s text:c="4"/></text:span><text:span text:style-name="T20">const char</text:span><text:span text:style-name="T25">* in_sem_name = </text:span><text:span text:style-name="T18">"/input_semaphor"</text:span><text:span text:style-name="T25">;</text:span></text:p>
      <text:p text:style-name="P42"><text:s text:c="4"/><text:span text:style-name="T20">const char</text:span><text:span text:style-name="T25">* out_sem_name = </text:span><text:span text:style-name="T18">"/output_semaphor"</text:span><text:span text:style-name="T25">;</text:span></text:p>
      <text:p text:style-name="P42"><text:s text:c="4"/><text:span text:style-name="T25">sem_unlink(in_sem_name);</text:span></text:p>
      <text:p text:style-name="P42"><text:s text:c="4"/><text:span text:style-name="T25">sem_unlink(out_sem_name);</text:span></text:p>
      <text:p text:style-name="P42"><text:s text:c="4"/><text:span text:style-name="T24">sem_t</text:span><text:span text:style-name="T25">* in_sem = sem_open(in_sem_name, </text:span><text:span text:style-name="T30">O_CREAT</text:span><text:span text:style-name="T25">, </text:span><text:span text:style-name="T28">777</text:span><text:span text:style-name="T25">, </text:span><text:span text:style-name="T28">0</text:span><text:span text:style-name="T25">);</text:span></text:p>
      <text:p text:style-name="P42"><text:s text:c="4"/><text:span text:style-name="T24">sem_t</text:span><text:span text:style-name="T25">* out_sem = sem_open(out_sem_name, </text:span><text:span text:style-name="T30">O_CREAT</text:span><text:span text:style-name="T25">, </text:span><text:span text:style-name="T28">777</text:span><text:span text:style-name="T25">, </text:span><text:span text:style-name="T28">0</text:span><text:span text:style-name="T25">);</text:span></text:p>
      <text:p text:style-name="P42"><text:s text:c="4"/><text:span text:style-name="T20">if </text:span><text:span text:style-name="T25">(in_sem == </text:span><text:span text:style-name="T30">SEM_FAILED </text:span><text:span text:style-name="T25">|| out_sem == </text:span><text:span text:style-name="T30">SEM_FAILED</text:span><text:span text:style-name="T25">) {</text:span></text:p>
      <text:p text:style-name="P42"><text:s text:c="8"/><text:span text:style-name="T25">throw_error(</text:span><text:span text:style-name="T18">"Cannot create semaphor"</text:span><text:span text:style-name="T25">);</text:span></text:p>
      <text:p text:style-name="P42"><text:s text:c="4"/><text:span text:style-name="T25">}</text:span></text:p>
      <text:p text:style-name="P42"><text:soft-page-break/><text:s text:c="4"/><text:span text:style-name="T25">strcpy(map, argv[</text:span><text:span text:style-name="T28">1</text:span><text:span text:style-name="T25">]);</text:span></text:p>
      <text:p text:style-name="P42"><text:s text:c="4"/><text:span text:style-name="T25">map[</text:span><text:span text:style-name="T30">BUFFER_SIZE</text:span><text:span text:style-name="T25">] = strlen(argv[</text:span><text:span text:style-name="T28">1</text:span><text:span text:style-name="T25">]);</text:span></text:p>
      <text:p text:style-name="P42"><text:s text:c="4"/><text:span text:style-name="T20">int </text:span><text:span text:style-name="T25">pid = fork();</text:span></text:p>
      <text:p text:style-name="P42"><text:s text:c="4"/><text:span text:style-name="T20">if </text:span><text:span text:style-name="T25">(pid == -</text:span><text:span text:style-name="T28">1</text:span><text:span text:style-name="T25">) {</text:span></text:p>
      <text:p text:style-name="P42"><text:s text:c="8"/><text:span text:style-name="T25">throw_error(</text:span><text:span text:style-name="T18">"Fork failure"</text:span><text:span text:style-name="T25">);</text:span></text:p>
      <text:p text:style-name="P42"><text:s text:c="4"/><text:span text:style-name="T25">} </text:span><text:span text:style-name="T20">else if </text:span><text:span text:style-name="T25">(pid == </text:span><text:span text:style-name="T28">0</text:span><text:span text:style-name="T25">) { </text:span><text:span text:style-name="T34">//child</text:span></text:p>
      <text:p text:style-name="P42"><text:span text:style-name="T32"><text:s text:c="8"/></text:span><text:span text:style-name="T20">int </text:span><text:span text:style-name="T25">output_file = open(argv[</text:span><text:span text:style-name="T28">1</text:span><text:span text:style-name="T25">], </text:span><text:span text:style-name="T30">O_RDWR </text:span><text:span text:style-name="T25">| </text:span><text:span text:style-name="T30">O_TRUNC </text:span><text:span text:style-name="T25">| </text:span><text:span text:style-name="T30">O_CREAT</text:span><text:span text:style-name="T25">, </text:span><text:span text:style-name="T30">S_IREAD </text:span><text:span text:style-name="T25">| </text:span><text:span text:style-name="T30">S_IWRITE</text:span><text:span text:style-name="T25">);</text:span></text:p>
      <text:p text:style-name="P42"><text:s text:c="8"/><text:span text:style-name="T20">if </text:span><text:span text:style-name="T25">(output_file == -</text:span><text:span text:style-name="T28">1</text:span><text:span text:style-name="T25">) {</text:span></text:p>
      <text:p text:style-name="P42"><text:s text:c="12"/><text:span text:style-name="T25">map[</text:span><text:span text:style-name="T30">BUFFER_SIZE</text:span><text:span text:style-name="T25">] = </text:span><text:span text:style-name="T28">101</text:span><text:span text:style-name="T25">;</text:span></text:p>
      <text:p text:style-name="P42"><text:s text:c="12"/><text:span text:style-name="T25">sem_post(out_sem);</text:span></text:p>
      <text:p text:style-name="P42"><text:s text:c="12"/><text:span text:style-name="T25">throw_error(</text:span><text:span text:style-name="T18">"Cannot create output file"</text:span><text:span text:style-name="T25">);</text:span></text:p>
      <text:p text:style-name="P42"><text:s text:c="8"/><text:span text:style-name="T25">}</text:span></text:p>
      <text:p text:style-name="P42"><text:s text:c="8"/><text:span text:style-name="T30">bool </text:span><text:span text:style-name="T25">space = </text:span><text:span text:style-name="T30">false</text:span><text:span text:style-name="T25">;</text:span></text:p>
      <text:p text:style-name="P42"><text:s text:c="8"/><text:span text:style-name="T25">sem_post(out_sem);</text:span></text:p>
      <text:p text:style-name="P42"><text:s text:c="8"/><text:span text:style-name="T20">while </text:span><text:span text:style-name="T25">(</text:span><text:span text:style-name="T30">true</text:span><text:span text:style-name="T25">) {</text:span></text:p>
      <text:p text:style-name="P42"><text:s text:c="12"/><text:span text:style-name="T25">sem_wait(in_sem);</text:span></text:p>
      <text:p text:style-name="P42"><text:s text:c="12"/><text:span text:style-name="T20">int </text:span><text:span text:style-name="T25">new_size = parse_string(map, map[</text:span><text:span text:style-name="T30">BUFFER_SIZE</text:span><text:span text:style-name="T25">], &amp;space);</text:span></text:p>
      <text:p text:style-name="P42"><text:s text:c="12"/><text:span text:style-name="T25">write(output_file, map, new_size);</text:span></text:p>
      <text:p text:style-name="P42"><text:s text:c="12"/><text:span text:style-name="T20">if </text:span><text:span text:style-name="T25">(map[</text:span><text:span text:style-name="T30">BUFFER_SIZE</text:span><text:span text:style-name="T25">] &lt; </text:span><text:span text:style-name="T30">BUFFER_SIZE</text:span><text:span text:style-name="T25">){</text:span></text:p>
      <text:p text:style-name="P42"><text:s text:c="16"/><text:span text:style-name="T25">sem_post(out_sem);</text:span></text:p>
      <text:p text:style-name="P42"><text:s text:c="16"/><text:span text:style-name="T20">break</text:span><text:span text:style-name="T25">;</text:span></text:p>
      <text:p text:style-name="P42"><text:s text:c="12"/><text:span text:style-name="T25">}</text:span></text:p>
      <text:p text:style-name="P42"><text:s text:c="12"/><text:span text:style-name="T25">sem_post(out_sem);</text:span></text:p>
      <text:p text:style-name="P42"><text:s text:c="8"/><text:span text:style-name="T25">}</text:span></text:p>
      <text:p text:style-name="P42"><text:s text:c="8"/><text:span text:style-name="T25">close(output_file);</text:span></text:p>
      <text:p text:style-name="P42"><text:s text:c="8"/><text:span text:style-name="T25">exit(</text:span><text:span text:style-name="T28">0</text:span><text:span text:style-name="T25">);</text:span></text:p>
      <text:p text:style-name="P42"><text:s text:c="4"/><text:span text:style-name="T25">} </text:span><text:span text:style-name="T20">else </text:span><text:span text:style-name="T25">{ </text:span><text:span text:style-name="T34">//parent</text:span></text:p>
      <text:p text:style-name="P42"><text:span text:style-name="T32"><text:s text:c="8"/></text:span><text:span text:style-name="T25">sem_wait(out_sem);</text:span></text:p>
      <text:p text:style-name="P42"><text:s text:c="8"/><text:span text:style-name="T20">if </text:span><text:span text:style-name="T25">(map[</text:span><text:span text:style-name="T30">BUFFER_SIZE</text:span><text:span text:style-name="T25">] != </text:span><text:span text:style-name="T28">101</text:span><text:span text:style-name="T25">) {</text:span></text:p>
      <text:p text:style-name="P42"><text:s text:c="12"/><text:span text:style-name="T20">int </text:span><text:span text:style-name="T25">read_count = read(</text:span><text:span text:style-name="T30">STDIN_FILENO</text:span><text:span text:style-name="T25">, map, </text:span><text:span text:style-name="T30">BUFFER_SIZE</text:span><text:span text:style-name="T25">);</text:span></text:p>
      <text:p text:style-name="P42"><text:s text:c="12"/><text:span text:style-name="T25">map[</text:span><text:span text:style-name="T30">BUFFER_SIZE</text:span><text:span text:style-name="T25">] = read_count;</text:span></text:p>
      <text:p text:style-name="P42"><text:s text:c="12"/><text:span text:style-name="T25">sem_post(in_sem);</text:span></text:p>
      <text:p text:style-name="P42"><text:s text:c="12"/><text:span text:style-name="T20">while </text:span><text:span text:style-name="T25">(read_count == </text:span><text:span text:style-name="T30">BUFFER_SIZE</text:span><text:span text:style-name="T25">) {</text:span></text:p>
      <text:p text:style-name="P42"><text:s text:c="16"/><text:span text:style-name="T25">sem_wait(out_sem);</text:span></text:p>
      <text:p text:style-name="P42"><text:s text:c="16"/><text:span text:style-name="T25">read_count = read(</text:span><text:span text:style-name="T30">STDIN_FILENO</text:span><text:span text:style-name="T25">, map, </text:span><text:span text:style-name="T30">BUFFER_SIZE</text:span><text:span text:style-name="T25">);</text:span></text:p>
      <text:p text:style-name="P42"><text:s text:c="16"/><text:span text:style-name="T25">map[</text:span><text:span text:style-name="T30">BUFFER_SIZE</text:span><text:span text:style-name="T25">] = read_count;</text:span></text:p>
      <text:p text:style-name="P42"><text:s text:c="16"/><text:span text:style-name="T25">sem_post(in_sem);</text:span></text:p>
      <text:p text:style-name="P42"><text:s text:c="12"/><text:span text:style-name="T25">}</text:span></text:p>
      <text:p text:style-name="P42"><text:s text:c="12"/><text:span text:style-name="T20">int </text:span><text:span text:style-name="T25">stat_lock;</text:span></text:p>
      <text:p text:style-name="P42"><text:s text:c="12"/><text:span text:style-name="T25">wait(&amp;stat_lock);</text:span></text:p>
      <text:p text:style-name="P42"><text:s text:c="12"/><text:span text:style-name="T20">if </text:span><text:span text:style-name="T25">(stat_lock != </text:span><text:span text:style-name="T28">0</text:span><text:span text:style-name="T25">) {</text:span></text:p>
      <text:p text:style-name="P42"><text:s text:c="16"/><text:span text:style-name="T25">printf(</text:span><text:span text:style-name="T18">"</text:span><text:span text:style-name="T20">%s\n</text:span><text:span text:style-name="T18">"</text:span><text:span text:style-name="T25">, </text:span><text:span text:style-name="T18">"Child failure"</text:span><text:span text:style-name="T25">);</text:span></text:p>
      <text:p text:style-name="P42"><text:s text:c="12"/><text:span text:style-name="T25">}</text:span></text:p>
      <text:p text:style-name="P42"><text:s text:c="8"/><text:span text:style-name="T25">} </text:span><text:span text:style-name="T20">else </text:span><text:span text:style-name="T25">{</text:span></text:p>
      <text:p text:style-name="P42"><text:s text:c="12"/><text:span text:style-name="T20">int </text:span><text:span text:style-name="T25">stat_lock;</text:span></text:p>
      <text:p text:style-name="P42"><text:s text:c="12"/><text:span text:style-name="T25">wait(&amp;stat_lock);</text:span></text:p>
      <text:p text:style-name="P42"><text:s text:c="12"/><text:span text:style-name="T20">if </text:span><text:span text:style-name="T25">(stat_lock != </text:span><text:span text:style-name="T28">0</text:span><text:span text:style-name="T25">) {</text:span></text:p>
      <text:p text:style-name="P42"><text:s text:c="16"/><text:span text:style-name="T25">printf(</text:span><text:span text:style-name="T18">"</text:span><text:span text:style-name="T20">%s\n</text:span><text:span text:style-name="T18">"</text:span><text:span text:style-name="T25">, </text:span><text:span text:style-name="T18">"Child failure"</text:span><text:span text:style-name="T25">);</text:span></text:p>
      <text:p text:style-name="P42"><text:s text:c="12"/><text:span text:style-name="T25">}</text:span></text:p>
      <text:p text:style-name="P42"><text:s text:c="8"/><text:span text:style-name="T25">}</text:span></text:p>
      <text:p text:style-name="P42"><text:s text:c="8"/><text:span text:style-name="T25">sem_close(in_sem);</text:span></text:p>
      <text:p text:style-name="P42"><text:s text:c="8"/><text:span text:style-name="T25">sem_close(out_sem);</text:span></text:p>
      <text:p text:style-name="P42"><text:s text:c="4"/><text:span text:style-name="T25">}</text:span></text:p>
      <text:p text:style-name="P43">}</text:p>
      <text:h text:style-name="P17" text:outline-level="1">Демонстрация работы программы</text:h>
      <text:p text:style-name="P8">ilya@ilya-lenovo:~/CLionProjects/os_lab_04/src/cmake-build-debug$ strace -T -i ./os_lab_04 output &lt; input_file </text:p>
      <text:p text:style-name="P8">[00007f52cc34fe37] execve("./os_lab_04", ["./os_lab_04", "output"], 0x7ffe867f9808 /* 52 vars */) = 0 &lt;0.000740&gt;</text:p>
      <text:p text:style-name="P8">[00007f9e4601eec9] brk(NULL) <text:s text:c="11"/>= 0x555cc6d36000 &lt;0.000023&gt;</text:p>
      <text:p text:style-name="P8">[00007f9e460127de] access("/etc/ld.so.nohwcap", F_OK) = -1 ENOENT (No such file or directory) &lt;0.000037&gt;</text:p>
      <text:p text:style-name="P8">[00007f9e4601fe27] access("/etc/ld.so.preload", R_OK) = -1 ENOENT (No such file or directory) &lt;0.000041&gt;</text:p>
      <text:p text:style-name="P8">[00007f9e4601fcdd] openat(AT_FDCWD, "/etc/ld.so.cache", O_RDONLY|O_CLOEXEC) = 3 &lt;0.000039&gt;</text:p>
      <text:p text:style-name="P8">[00007f9e4601fc43] fstat(3, {st_mode=S_IFREG|0644, st_size=152516, ...}) = 0 &lt;0.000025&gt;</text:p>
      <text:p text:style-name="P8">[00007f9e4601ff43] mmap(NULL, 152516, PROT_READ, MAP_PRIVATE, 3, 0) = 0x7f9e46204000 &lt;0.000034&gt;</text:p>
      <text:p text:style-name="P8">[00007f9e4601fed7] close(3) <text:s text:c="12"/>= 0 &lt;0.000021&gt;</text:p>
      <text:p text:style-name="P8">[00007f9e4601b139] access("/etc/ld.so.nohwcap", F_OK) = -1 ENOENT (No such file or directory) &lt;0.000030&gt;</text:p>
      <text:p text:style-name="P8">[00007f9e4601fcdd] openat(AT_FDCWD, "/lib/x86_64-linux-gnu/libpthread.so.0", O_RDONLY|O_CLOEXEC) = 3 &lt;0.000038&gt;</text:p>
      <text:p text:style-name="P8">[00007f9e4601fda4] read(3, "\177ELF\2\1\1\0\0\0\0\0\0\0\0\0\3\0&gt;\0\1\0\0\0000b\0\0\0\0\0\0"..., 832) = 832 &lt;0.000027&gt;</text:p>
      <text:p text:style-name="P8">[00007f9e4601fc43] fstat(3, {st_mode=S_IFREG|0755, st_size=144976, ...}) = 0 &lt;0.000046&gt;</text:p>
      <text:p text:style-name="P8">[00007f9e4601ff43] mmap(NULL, 8192, PROT_READ|PROT_WRITE, MAP_PRIVATE|MAP_ANONYMOUS, -1, 0) = 0x7f9e46202000 &lt;0.000060&gt;</text:p>
      <text:p text:style-name="P8">[00007f9e4601ff43] mmap(NULL, 2221184, PROT_READ|PROT_EXEC, MAP_PRIVATE|MAP_DENYWRITE, 3, 0) = 0x7f9e45de4000 &lt;0.000070&gt;</text:p>
      <text:p text:style-name="P8">[00007f9e4601fff7] mprotect(0x7f9e45dfe000, 2093056, PROT_NONE) = 0 &lt;0.000058&gt;</text:p>
      <text:p text:style-name="P8"><text:soft-page-break/>[00007f9e4601ff43] mmap(0x7f9e45ffd000, 8192, PROT_READ|PROT_WRITE, MAP_PRIVATE|MAP_FIXED|MAP_DENYWRITE, 3, 0x19000) = 0x7f9e45ffd000 &lt;0.000073&gt;</text:p>
      <text:p text:style-name="P8">[00007f9e4601ff43] mmap(0x7f9e45fff000, 13440, PROT_READ|PROT_WRITE, MAP_PRIVATE|MAP_FIXED|MAP_ANONYMOUS, -1, 0) = 0x7f9e45fff000 &lt;0.000054&gt;</text:p>
      <text:p text:style-name="P8">[00007f9e4601fed7] close(3) <text:s text:c="12"/>= 0 &lt;0.000108&gt;</text:p>
      <text:p text:style-name="P8">[00007f9e4601b139] access("/etc/ld.so.nohwcap", F_OK) = -1 ENOENT (No such file or directory) &lt;0.000139&gt;</text:p>
      <text:p text:style-name="P8">[00007f9e4601fcdd] openat(AT_FDCWD, "/lib/x86_64-linux-gnu/libc.so.6", O_RDONLY|O_CLOEXEC) = 3 &lt;0.000090&gt;</text:p>
      <text:p text:style-name="P8">[00007f9e4601fda4] read(3, "\177ELF\2\1\1\3\0\0\0\0\0\0\0\0\3\0&gt;\0\1\0\0\0\260\34\2\0\0\0\0\0"..., 832) = 832 &lt;0.000078&gt;</text:p>
      <text:p text:style-name="P8">[00007f9e4601fc43] fstat(3, {st_mode=S_IFREG|0755, st_size=2030544, ...}) = 0 &lt;0.000101&gt;</text:p>
      <text:p text:style-name="P8">[00007f9e4601ff43] mmap(NULL, 4131552, PROT_READ|PROT_EXEC, MAP_PRIVATE|MAP_DENYWRITE, 3, 0) = 0x7f9e459f3000 &lt;0.000074&gt;</text:p>
      <text:p text:style-name="P8">[00007f9e4601fff7] mprotect(0x7f9e45bda000, 2097152, PROT_NONE) = 0 &lt;0.000082&gt;</text:p>
      <text:p text:style-name="P8">[00007f9e4601ff43] mmap(0x7f9e45dda000, 24576, PROT_READ|PROT_WRITE, MAP_PRIVATE|MAP_FIXED|MAP_DENYWRITE, 3, 0x1e7000) = 0x7f9e45dda000 &lt;0.000069&gt;</text:p>
      <text:p text:style-name="P8">[00007f9e4601ff43] mmap(0x7f9e45de0000, 15072, PROT_READ|PROT_WRITE, MAP_PRIVATE|MAP_FIXED|MAP_ANONYMOUS, -1, 0) = 0x7f9e45de0000 &lt;0.000140&gt;</text:p>
      <text:p text:style-name="P8">[00007f9e4601fed7] close(3) <text:s text:c="12"/>= 0 &lt;0.000048&gt;</text:p>
      <text:p text:style-name="P8">[00007f9e4601ff43] mmap(NULL, 12288, PROT_READ|PROT_WRITE, MAP_PRIVATE|MAP_ANONYMOUS, -1, 0) = 0x7f9e461ff000 &lt;0.000064&gt;</text:p>
      <text:p text:style-name="P8">[00007f9e46004024] arch_prctl(ARCH_SET_FS, 0x7f9e461ff740) = 0 &lt;0.000047&gt;</text:p>
      <text:p text:style-name="P8">[00007f9e4601fff7] mprotect(0x7f9e45dda000, 16384, PROT_READ) = 0 &lt;0.000057&gt;</text:p>
      <text:p text:style-name="P8">[00007f9e4601fff7] mprotect(0x7f9e45ffd000, 4096, PROT_READ) = 0 &lt;0.000057&gt;</text:p>
      <text:p text:style-name="P8"><text:soft-page-break/>[00007f9e4601fff7] mprotect(0x555cc67ca000, 4096, PROT_READ) = 0 &lt;0.000039&gt;</text:p>
      <text:p text:style-name="P8">[00007f9e4601fff7] mprotect(0x7f9e4622a000, 4096, PROT_READ) = 0 &lt;0.000037&gt;</text:p>
      <text:p text:style-name="P8">[00007f9e4601ffd7] munmap(0x7f9e46204000, 152516) = 0 &lt;0.000061&gt;</text:p>
      <text:p text:style-name="P8">[00007f9e45de9eb5] set_tid_address(0x7f9e461ffa10) = 5138 &lt;0.000029&gt;</text:p>
      <text:p text:style-name="P8">[00007f9e45de9f17] set_robust_list(0x7f9e461ffa20, 24) = 0 &lt;0.000027&gt;</text:p>
      <text:p text:style-name="P8">[00007f9e45df695d] rt_sigaction(SIGRTMIN, {sa_handler=0x7f9e45de9cb0, sa_mask=[], sa_flags=SA_RESTORER|SA_SIGINFO, sa_restorer=0x7f9e45df6890}, NULL, 8) = 0 &lt;0.000036&gt;</text:p>
      <text:p text:style-name="P8">[00007f9e45df695d] rt_sigaction(SIGRT_1, {sa_handler=0x7f9e45de9d50, sa_mask=[], sa_flags=SA_RESTORER|SA_RESTART|SA_SIGINFO, sa_restorer=0x7f9e45df6890}, NULL, 8) = 0 &lt;0.000029&gt;</text:p>
      <text:p text:style-name="P8">[00007f9e45de9ff3] rt_sigprocmask(SIG_UNBLOCK, [RTMIN RT_1], NULL, 8) = 0 &lt;0.000035&gt;</text:p>
      <text:p text:style-name="P8">[00007f9e45b08fa0] prlimit64(0, RLIMIT_STACK, NULL, {rlim_cur=8192*1024, rlim_max=RLIM64_INFINITY}) = 0 &lt;0.000033&gt;</text:p>
      <text:p text:style-name="P8">[00007f9e45b094b9] brk(NULL) <text:s text:c="11"/>= 0x555cc6d36000 &lt;0.000045&gt;</text:p>
      <text:p text:style-name="P8">[00007f9e45b094b9] brk(0x555cc6d57000) <text:s/>= 0x555cc6d57000 &lt;0.000040&gt;</text:p>
      <text:p text:style-name="P8">[00007f9e45ad88e7] getpid() <text:s text:c="12"/>= 5138 &lt;0.000035&gt;</text:p>
      <text:p text:style-name="P8">[00007f9e45b02c8e] openat(AT_FDCWD, "/tmp/tmp_file.mNETrL", O_RDWR|O_CREAT|O_EXCL, 0600) = 3 &lt;0.000198&gt;</text:p>
      <text:p text:style-name="P8">[00007f9e45df5281] write(3, "\0\0\0\0\0\0\0\0\0\0\0\0\0\0\0\0\0\0\0\0\0\0\0\0\0\0\0\0\0\0\0\0"..., 101) = 101 &lt;0.000109&gt;</text:p>
      <text:p text:style-name="P8">[00007f9e45b0ea13] mmap(NULL, 101, PROT_READ|PROT_WRITE, MAP_SHARED, 3, 0) = 0x7f9e46229000 &lt;0.000056&gt;</text:p>
      <text:p text:style-name="P8">[00007f9e45b02977] statfs("/dev/shm/", {f_type=TMPFS_MAGIC, f_bsize=4096, f_blocks=992842, f_bfree=772475, f_bavail=772475, f_files=992842, f_ffree=992388, f_fsid={val=[0, 0]}, f_namelen=255, f_frsize=4096, f_flags=ST_VALID|ST_NOSUID|ST_NODEV}) = 0 &lt;0.000049&gt;</text:p>
      <text:p text:style-name="P8">[00007f9e45df384e] futex(0x7f9e46002370, FUTEX_WAKE_PRIVATE, 2147483647) = 0 &lt;0.000156&gt;</text:p>
      <text:p text:style-name="P8">[00007f9e45b04d47] unlink("/dev/shm/sem.input_semaphor") = 0 &lt;0.000059&gt;</text:p>
      <text:p text:style-name="P8"><text:soft-page-break/>[00007f9e45b04d47] unlink("/dev/shm/sem.output_semaphor") = 0 &lt;0.002950&gt;</text:p>
      <text:p text:style-name="P8">[00007f9e45df5d2b] openat(AT_FDCWD, "/dev/shm/sem.input_semaphor", O_RDWR|O_NOFOLLOW) = -1 ENOENT (No such file or directory) &lt;0.000063&gt;</text:p>
      <text:p text:style-name="P8">[00007f9e45ad88e7] getpid() <text:s text:c="12"/>= 5138 &lt;0.000029&gt;</text:p>
      <text:p text:style-name="P8">[00007f9e45b02815] lstat("/dev/shm/GSKPfj", 0x7ffd1f0de3f0) = -1 ENOENT (No such file or directory) &lt;0.000043&gt;</text:p>
      <text:p text:style-name="P8">[00007f9e45df5d2b] openat(AT_FDCWD, "/dev/shm/GSKPfj", O_RDWR|O_CREAT|O_EXCL, 01411) = 4 &lt;0.000050&gt;</text:p>
      <text:p text:style-name="P8">[00007f9e45df5281] write(4, "\0\0\0\0\0\0\0\0\200\0\0\0\236\177\0\0\0\0\0\0\0\0\0\0\0\0\0\0\0\0\0\0", 32) = 32 &lt;0.000048&gt;</text:p>
      <text:p text:style-name="P8">[00007f9e45b0ea13] mmap(NULL, 32, PROT_READ|PROT_WRITE, MAP_SHARED, 4, 0) = 0x7f9e46228000 &lt;0.000038&gt;</text:p>
      <text:p text:style-name="P8">[00007f9e45b04c27] link("/dev/shm/GSKPfj", "/dev/shm/sem.input_semaphor") = 0 &lt;0.000058&gt;</text:p>
      <text:p text:style-name="P8">[00007f9e45b027c3] fstat(4, {st_mode=S_IFREG|S_ISVTX|0411, st_size=32, ...}) = 0 &lt;0.000027&gt;</text:p>
      <text:p text:style-name="P8">[00007f9e45b04d47] unlink("/dev/shm/GSKPfj") = 0 &lt;0.000036&gt;</text:p>
      <text:p text:style-name="P8">[00007f9e45df5421] close(4) <text:s text:c="12"/>= 0 &lt;0.000026&gt;</text:p>
      <text:p text:style-name="P8">[00007f9e45df5d2b] openat(AT_FDCWD, "/dev/shm/sem.output_semaphor", O_RDWR|O_NOFOLLOW) = -1 ENOENT (No such file or directory) &lt;0.000044&gt;</text:p>
      <text:p text:style-name="P8">[00007f9e45ad88e7] getpid() <text:s text:c="12"/>= 5138 &lt;0.000024&gt;</text:p>
      <text:p text:style-name="P8">[00007f9e45b02815] lstat("/dev/shm/YWrX3Q", 0x7ffd1f0de3f0) = -1 ENOENT (No such file or directory) &lt;0.000035&gt;</text:p>
      <text:p text:style-name="P8">[00007f9e45df5d2b] openat(AT_FDCWD, "/dev/shm/YWrX3Q", O_RDWR|O_CREAT|O_EXCL, 01411) = 4 &lt;0.000068&gt;</text:p>
      <text:p text:style-name="P8">[00007f9e45df5281] write(4, "\0\0\0\0\0\0\0\0\200\0\0\0\236\177\0\0\0\0\0\0\0\0\0\0\0\0\0\0\0\0\0\0", 32) = 32 &lt;0.000060&gt;</text:p>
      <text:p text:style-name="P8">[00007f9e45b0ea13] mmap(NULL, 32, PROT_READ|PROT_WRITE, MAP_SHARED, 4, 0) = 0x7f9e46227000 &lt;0.000038&gt;</text:p>
      <text:p text:style-name="P8"><text:soft-page-break/>[00007f9e45b04c27] link("/dev/shm/YWrX3Q", "/dev/shm/sem.output_semaphor") = 0 &lt;0.000045&gt;</text:p>
      <text:p text:style-name="P8">[00007f9e45b027c3] fstat(4, {st_mode=S_IFREG|S_ISVTX|0411, st_size=32, ...}) = 0 &lt;0.000026&gt;</text:p>
      <text:p text:style-name="P8">[00007f9e45b04d47] unlink("/dev/shm/YWrX3Q") = 0 &lt;0.000034&gt;</text:p>
      <text:p text:style-name="P8">[00007f9e45df5421] close(4) <text:s text:c="12"/>= 0 &lt;0.000026&gt;</text:p>
      <text:p text:style-name="P8">[00007f9e45ad7b1c] clone(child_stack=NULL, flags=CLONE_CHILD_CLEARTID|CLONE_CHILD_SETTID|SIGCHLD, child_tidptr=0x7f9e461ffa10) = 5139 &lt;0.001859&gt;</text:p>
      <text:p text:style-name="P8">[00007f9e45df534e] read(0, "Lorem <text:s text:c="14"/>ipsum <text:s text:c="6"/>"..., 100) = 100 &lt;0.000062&gt;</text:p>
      <text:p text:style-name="P8">[00007f9e45df4ab4] futex(0x7f9e46228000, FUTEX_WAKE, 1) = 1 &lt;0.000051&gt;</text:p>
      <text:p text:style-name="P8">[00007f9e45df534e] read(0, ", sed do eiusmod tempor incididu"..., 100) = 100 &lt;0.000040&gt;</text:p>
      <text:p text:style-name="P8">[00007f9e45df4ab4] futex(0x7f9e46228000, FUTEX_WAKE, 1) = 1 &lt;0.000096&gt;</text:p>
      <text:p text:style-name="P8">[00007f9e45df534e] read(0, " minim veniam, quis nostrud\nexer"..., 100) = 100 &lt;0.000021&gt;</text:p>
      <text:p text:style-name="P8">[00007f9e45df4ab4] futex(0x7f9e46228000, FUTEX_WAKE, 1) = 1 &lt;0.000044&gt;</text:p>
      <text:p text:style-name="P8">[00007f9e45df534e] read(0, " <text:s text:c="31"/>"..., 100) = 100 &lt;0.000020&gt;</text:p>
      <text:p text:style-name="P8">[00007f9e45df4ab4] futex(0x7f9e46228000, FUTEX_WAKE, 1) = 1 &lt;0.000029&gt;</text:p>
      <text:p text:style-name="P8">[00007f9e45df534e] read(0, " <text:s text:c="8"/>ut aliquip ex ea commod"..., 100) = 100 &lt;0.000017&gt;</text:p>
      <text:p text:style-name="P8">[00007f9e45df4ab4] futex(0x7f9e46228000, FUTEX_WAKE, 1) = 1 &lt;0.000038&gt;</text:p>
      <text:p text:style-name="P8">[00007f9e45df534e] read(0, "tate velit esse cillum dolore\nue"..., 100) = 75 &lt;0.000018&gt;</text:p>
      <text:p text:style-name="P8">[00007f9e45df4ab4] futex(0x7f9e46228000, FUTEX_WAKE, 1) = 1 &lt;0.000300&gt;</text:p>
      <text:p text:style-name="P8">[00007f9e45df4ab4] --- SIGCHLD {si_signo=SIGCHLD, si_code=CLD_EXITED, si_pid=5139, si_uid=1000, si_status=0, si_utime=0, si_stime=0} ---</text:p>
      <text:p text:style-name="P8">[00007f9e45df616e] wait4(-1, [{WIFEXITED(s) &amp;&amp; WEXITSTATUS(s) == 0}], 0, NULL) = 5139 &lt;0.000054&gt;</text:p>
      <text:p text:style-name="P8">[00007f9e45b0eab7] munmap(0x7f9e46228000, 32) = 0 &lt;0.000073&gt;</text:p>
      <text:p text:style-name="P8"><text:soft-page-break/>[00007f9e45b0eab7] munmap(0x7f9e46227000, 32) = 0 &lt;0.000060&gt;</text:p>
      <text:p text:style-name="P8">[00007f9e45ad7e06] exit_group(0) <text:s text:c="7"/>= ?</text:p>
      <text:p text:style-name="P8">[????????????????] +++ exited with 0 +++</text:p>
      <text:h text:style-name="P20" text:outline-level="1">Вывод</text:h>
      <text:p text:style-name="P10">В результате данной лабораторной работы <text:span text:style-name="T39">я узнал о возможностях утилиты strace, а так же о том, как много информации может дать диагностика программы для разработчика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3cm" fo:margin-bottom="0cm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19-12-26T22:14:22.097453125</dc:date>
    <meta:editing-cycles>50</meta:editing-cycles>
    <meta:editing-duration>PT3H12M19S</meta:editing-duration>
    <meta:generator>LibreOffice/6.0.7.3$Linux_X86_64 LibreOffice_project/00m0$Build-3</meta:generator>
    <meta:document-statistic meta:table-count="0" meta:image-count="0" meta:object-count="0" meta:page-count="10" meta:paragraph-count="249" meta:word-count="1340" meta:character-count="13735" meta:non-whitespace-character-count="115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